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400000313D4DF34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999cm" svg:height="16.976cm" draw:z-index="0"><draw:image xlink:href="Pictures/100000000000031400000313D4DF34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Hervé Thouzard</meta:initial-creator>
    <meta:creation-date>2006-03-11T16:58:39</meta:creation-date>
    <dc:creator>Hervé Thouzard</dc:creator>
    <dc:date>2006-06-10T10:21:29</dc:date>
    <meta:printed-by>Hervé Thouzard</meta:printed-by>
    <meta:print-date>2006-03-11T17:09:58</meta:print-date>
    <dc:language>fr-FR</dc:language>
    <meta:editing-cycles>8</meta:editing-cycles>
    <meta:editing-duration>PT23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